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5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57" style:family="paragraph" style:parent-style-name="Heading_20_2">
      <style:text-properties fo:language="en" fo:country="US"/>
    </style:style>
    <style:style style:name="P158" style:family="paragraph" style:parent-style-name="Heading_20_2">
      <style:paragraph-properties fo:text-align="justify" style:justify-single-word="false"/>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bc468"/>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style:use-window-font-color="true" officeooo:rsid="000bc468"/>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language="fr" fo:country="FR"/>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loext:char-shading-value="0" style:font-style-asian="normal" style:font-weight-asian="normal" style:font-style-complex="normal" style:font-weight-complex="normal"/>
    </style:style>
    <style:style style:name="T59" style:family="text">
      <style:text-properties fo:font-style="normal" style:text-underline-style="none" style:font-style-asian="normal" style:font-style-complex="normal"/>
    </style:style>
    <style:style style:name="T60" style:family="text">
      <style:text-properties fo:font-weight="normal" style:font-weight-asian="normal" style:font-weight-complex="normal"/>
    </style:style>
    <style:style style:name="T61" style:family="text">
      <style:text-properties fo:font-weight="normal" fo:background-color="transparent" loext:char-shading-value="0" style:font-weight-asian="normal" style:font-weight-complex="normal"/>
    </style:style>
    <style:style style:name="T62" style:family="text">
      <style:text-properties style:text-line-through-style="solid" style:text-line-through-type="single"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fo:font-size="10pt" style:font-size-asian="10pt" style:font-size-complex="10pt"/>
    </style:style>
    <style:style style:name="T78" style:family="text">
      <style:text-properties fo:font-size="8pt" style:font-size-asian="8pt" style:font-size-complex="8pt"/>
    </style:style>
    <style:style style:name="T79" style:family="text">
      <style:text-properties officeooo:rsid="000bc4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3"/>
      <text:h text:style-name="P157"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60">Дайсон.</text:span></text:p>
      <text:p text:style-name="P79"><text:span text:style-name="T8">– </text:span><text:span text:style-name="T60">Сколько тебе лет?</text:span></text:p>
      <text:p text:style-name="P79"><text:span text:style-name="T8">– </text:span><text:span text:style-name="T60">Два года с начала запуска кластера.</text:span></text:p>
      <text:p text:style-name="P79"><text:soft-page-break/><text:span text:style-name="T8">– </text:span><text:span text:style-name="T60">Какой сейчас год?</text:span></text:p>
      <text:p text:style-name="P79"><text:span text:style-name="T8">– </text:span><text:span text:style-name="T49">20</text:span><text:span text:style-name="T35">19</text:span><text:span text:style-name="T60">-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2">Ага, уже теплее.</text:p>
      <text:p text:style-name="P32"/>
      <text:p text:style-name="P79"><text:span text:style-name="T8">– Нэш</text:span><text:span text:style-name="T60">,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3">–</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3">А у нас получается… </text:span><text:span text:style-name="T2">–</text:span><text:span text:style-name="T5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7" text:outline-level="2">2. Пробуждение</text:h>
      <text:p text:style-name="P30"/>
      <text:p text:style-name="P1"><text:span text:style-name="T32">Сознание рестартовало после того, как я гребанулся </text:span><text:span text:style-name="T53">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3">ткрыл глаза, тщётно пытаясь вдохнуть. Образ, </text:span><text:span text:style-name="T2">который я </text:span><text:span text:style-name="T53">пару мгновений назад </text:span><text:span text:style-name="T2">видел на фоне </text:span><text:span text:style-name="T53">звёзд, теперь сфокусировался прямо у моего носа. Точёная голова с резко очерчеными скулами в ореоле </text:span><text:soft-page-break/><text:span text:style-name="T53">живого переливающегося сияния, огромные глаза на треть морды, </text:span><text:span text:style-name="T2">грациозные</text:span><text:span text:style-name="T53"> настороженные уши, нежный розов</text:span><text:span text:style-name="T2">атый</text:span><text:span text:style-name="T53"> нос, венчающая голову </text:span><text:span text:style-name="T2">высокая тиара</text:span><text:span text:style-name="T53">. И приковывающая к себе внимание звёздочка, та самая магическая искорка </text:span><text:span text:style-name="T18">—</text:span><text:span text:style-name="T53">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 <text:s/>Да и не должно быть — это же не ЛСД какой-нибудь</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7"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5061596740765851182"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7">и-и-и</text:span>-<text:span text:style-name="T78">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1">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6">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7"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3">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3">любви</text:span> начинаешь понимать только тогда, когда <text:span text:style-name="T63">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7"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text:span><text:span text:style-name="T2">Я</text:span><text:span text:style-name="T53">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6">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3">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60">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3">Аликорница</text:span> и так выглядела неважно.</text:p>
      <text:p text:style-name="P36"><text:soft-page-break/></text:p>
      <text:p text:style-name="P36">Поза <text:span text:style-name="T63">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3">и </text:span>у грифонов, <text:span text:style-name="T63">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3">М</text:span>еняет <text:span text:style-name="T63">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3">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6">– </text:span><text:span text:style-name="T4">История Понивилля начинается с того благословенного дня, когда принцесса Селестия подарила семейству Эппл </text:span><text:span text:style-name="T56">— </text:span><text:span text:style-name="T4">тогда, правда, это ещё были Смиты </text:span><text:span text:style-name="T56">—</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6">—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60">...</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60">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60">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1">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6">—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0">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0">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60">эт правда?</text:span></text:p>
      <text:p text:style-name="P48"><text:span text:style-name="T16">– </text:span><text:span text:style-name="T60">Какая из? Их много, вообще-то. Ик!</text:span></text:p>
      <text:p text:style-name="P48"><text:span text:style-name="T16">–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60">он-нон, </text:span><text:span text:style-name="T16">– </text:span><text:span text:style-name="T60">захихикала Пинки, взъерошив копытами розовые кудряшки и попытавшись соорудить из них бороду, </text:span><text:span text:style-name="T16">–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0">Ты что-о-о! Нельзя любить фаэри! Она похитит твоё сердце, и ты будешь искать её, пока не… </text:span><text:span text:style-name="T16">– </text:span><text:span text:style-name="T60">Пинки погрузилась мордочкой в так и не съеденный салат «по-кантерлотски» и захрапела.</text:span></text:p>
      <text:p text:style-name="P48"><text:span text:style-name="T16">– </text:span><text:span text:style-name="T60">Пока не умру?</text:span></text:p>
      <text:p text:style-name="P48"><text:span text:style-name="T16">– </text:span><text:span text:style-name="T60">Нет, глупенький, </text:span><text:span text:style-name="T16">– </text:span><text:span text:style-name="T60">пробулькала Пинки из миски. </text:span><text:span text:style-name="T16">– </text:span><text:span text:style-name="T60">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5">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5">Исчезновение дневной главы диархии: Эквестрия в панике!</text:span>» (статья двухдневной давности).</text:p>
      <text:p text:style-name="P51">«<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1">«<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2">302 пони</text:span><text:span text:style-name="T25">.</text:span></text:p>
      <text:p text:style-name="P51"><text:span text:style-name="T62">250 пони</text:span><text:span text:style-name="T25">.</text:span></text:p>
      <text:p text:style-name="P51"><text:span text:style-name="T62">125 поней</text:span><text:span text:style-name="T25">.</text:span></text:p>
      <text:p text:style-name="P51"><text:span text:style-name="T25">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4">так её </text:span><text:span text:style-name="T3">разэтак</text:span><text:span text:style-name="T64">,</text:span><text:span text:style-name="T21"> магия!</text:span></text:p>
      <text:p text:style-name="P152"/>
      <text:p text:style-name="Standard"><text:span text:style-name="T21">P.S. Мне тебя не хватает. Сильно.</text:span><text:span text:style-name="T56">»</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2">37 пни</text:span></text:p>
      <text:p text:style-name="P70">24пн</text:p>
      <text:p text:style-name="P70">15</text:p>
      <text:p text:style-name="P51"><text:span text:style-name="T25">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2">302 пони</text:span><text:span text:style-name="T25">.</text:span></text:p>
      <text:p text:style-name="P51"><text:span text:style-name="T62">250 пони</text:span><text:span text:style-name="T25">.</text:span></text:p>
      <text:p text:style-name="P51"><text:span text:style-name="T62">125 поней</text:span><text:span text:style-name="T25">.</text:span></text:p>
      <text:p text:style-name="P51"><text:span text:style-name="T25">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3">».</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3">И товары</text:span> вовсе<text:span text:style-name="T63"> не </text:span>бесплатные<text:span text:style-name="T63">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3"> мне</text:span> удалось замазать самые большие щели. За тестовый<text:span text:style-name="T63"> </text:span>получасовый заплыв<text:span text:style-name="T63">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3">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но <text:span text:style-name="T63">любили друг друга! И у них </text:span>был<text:span text:style-name="T63"> </text:span>офигенный <text:span text:style-name="T63">секс! </text:span>И это было офигенно круто!<text:span text:style-name="T63">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3">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3">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3">–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3">, что кот бессмертен. Также допустим, что кот з</text:span>аколдован<text:span text:style-name="T63"> </text:span>отложенным <text:span text:style-name="T63">заклятие</text:span>м<text:span text:style-name="T63"> Абсолютного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3">–</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61">—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8"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3">–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7">д</text:span>ЕсЬ БЫл <text:span text:style-name="T68">д</text:span>ИскОр<text:span text:style-name="T66">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5">«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61">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3">трид</text:span><text:span text:style-name="T1">цать лет, если его сменят через </text:span><text:span text:style-name="T6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3">–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3">задней осью </text:span><text:span text:style-name="T1">на табуретку. Я прилаживал ей новое колесо взамен <text:s/>утраченного. </text:span><text:span text:style-name="T63">Ещ</text:span><text:span text:style-name="T1">ё</text:span><text:span text:style-name="T63"> </text:span><text:span text:style-name="T1">немного и будет как новенькая! В дворцовом гараже среди кучи хлама таки нашлось лопнувшее колесо, которое </text:span><text:span text:style-name="T63">мне удалось</text:span><text:span text:style-name="T1"> отремонтировать — о</text:span><text:span text:style-name="T63">бучение у</text:span><text:span text:style-name="T1"> Норфа не </text:span><text:span text:style-name="T6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3">на </text:span><text:span text:style-name="T1">корпус</text:span><text:span text:style-name="T63">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3">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3">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3">о всём мире остались только м</text:span>ы<text:span text:style-name="T63">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3">–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text:soft-page-break/></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3">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
      <text:p text:style-name="P56"><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text:soft-page-break/>–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3">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3">А ч</text:span>то случилось с кракеном?</text:p>
      <text:p text:style-name="P53">– Он упал в <text:span text:style-name="T63">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1">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60" text:outline-level="3">Воскресенье</text:h>
      <text:p text:style-name="P48"/>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3">Невозможно поверить, но два месяца</text:span><text:span text:style-name="T20"> </text:span><text:span text:style-name="T53">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0">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0"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text:span text:style-name="T27"/></text:p>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text:span><text:span text:style-name="T19">вообще </text:span><text:span text:style-name="T11">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text:span><text:span text:style-name="T52">же</text:span><text:span text:style-name="T27"> деле всё было не совсем так…</text:span></text:p>
      <text:p text:style-name="P103"><text:span text:style-name="T27"/></text:p>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text:span text:style-name="T79">ь</text:span>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text:span text:style-name="T79">н</text:span>е знал. <text:span text:style-name="T79">Не уходи. </text:span>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text:soft-page-break/>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text:soft-page-break/>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text:soft-page-break/>–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text:soft-page-break/>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oft-page-break/><text:span text:style-name="T27">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text:soft-page-break/>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7"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text:soft-page-break/>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oft-page-break/><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7">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text:soft-page-break/>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3">А если не </text:span>выдержит<text:span text:style-name="T63">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7">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text:soft-page-break/>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soft-page-break/>…</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text:soft-page-break/>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oft-page-break/><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text:soft-page-break/>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text:soft-page-break/>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oft-page-break/>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7">.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text:soft-page-break/>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text:soft-page-break/></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text:soft-page-break/>– Нет, так не получится. Учти<text:span text:style-name="T53">,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3"> точнее, дерево схожих миров </text:span><text:span text:style-name="T58">—</text:span><text:span text:style-name="T53"> создали брони. Разумеется, стержнем им послужил именно сериал, но каждый фанфик </text:span><text:span text:style-name="T58">—</text:span><text:span text:style-name="T53">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3">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Анакорн аж подпрыгнул на месте от восторга и стал мне аплодировать.</text:p>
      <text:p text:style-name="P109"/>
      <text:p text:style-name="P108"><text:span text:style-name="T53">– Наконец-то я вижу свет в конце тоннеля! Как это не пришло мне в голову! Ты всё отлично увязал! Всё сходится! Более того </text:span><text:span text:style-name="T58">—</text:span><text:span text:style-name="T53"> Анакорн заговорщически подмигнул мне </text:span><text:span text:style-name="T58">—</text:span><text:span text:style-name="T53">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м Континууме Эквуса</text:span><text:span text:style-name="T53">!</text:span></text:p>
      <text:p text:style-name="P109"/>
      <text:p text:style-name="P109">Я подозрительно посмотрел на Анакорна.</text:p>
      <text:p text:style-name="P109"/>
      <text:p text:style-name="P108"><text:span text:style-name="T18">– </text:span><text:span text:style-name="T53">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3">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oft-page-break/><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text:soft-page-break/></text:p>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text:soft-page-break/>–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60">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7"/>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text:soft-page-break/></text:p>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1">–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26T12:53:37.824691292</dc:date>
    <meta:editing-duration>P164DT8H25M24S</meta:editing-duration>
    <meta:editing-cycles>10495</meta:editing-cycles>
    <meta:generator>LibreOffice/5.1.6.2$Linux_X86_64 LibreOffice_project/10m0$Build-2</meta:generator>
    <meta:printed-by>макс </meta:printed-by>
    <meta:print-date>2017-08-23T21:51:29.95</meta:print-date>
    <meta:document-statistic meta:table-count="0" meta:image-count="0" meta:object-count="0" meta:page-count="281" meta:paragraph-count="5042" meta:word-count="105642" meta:character-count="700016" meta:non-whitespace-character-count="594769"/>
  </office:meta>
</office:document-meta>
</file>